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form="urn:oasis:names:tc:opendocument:xmlns:form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officeooo="http://openoffice.org/2009/office" xmlns:number="urn:oasis:names:tc:opendocument:xmlns:datastyle:1.0" office:version="1.2">
  <office:scripts/>
  <office:font-face-decls>
    <style:font-face style:name="PodStarSymbol" svg:font-family="StarSymbol"/>
    <style:font-face style:name="Tahoma1" svg:font-family="Tahoma"/>
    <style:font-face style:name="Ubuntu" svg:font-family="Ubuntu" style:font-family-generic="swiss"/>
    <style:font-face style:name="Nimbus Roman No9 L" style:font-pitch="variable" svg:font-family="'Nimbus Roman No9 L'" style:font-family-generic="roman"/>
    <style:font-face style:name="Nimbus Roman No9 L1" style:font-pitch="variable" svg:font-family="'Nimbus Roman No9 L'" style:font-family-generic="swiss"/>
    <style:font-face style:name="Nimbus Sans L" style:font-pitch="variable" svg:font-family="'Nimbus Sans L'" style:font-family-generic="swiss"/>
    <style:font-face style:name="Ubuntu1" style:font-pitch="variable" svg:font-family="Ubuntu" style:font-family-generic="swiss"/>
    <style:font-face style:name="DejaVu Sans" style:font-pitch="variable" svg:font-family="'DejaVu Sans'" style:font-family-generic="system"/>
    <style:font-face style:name="Mincho" style:font-pitch="variable" svg:font-family="Mincho" style:font-family-generic="system"/>
    <style:font-face style:name="Tahoma" style:font-pitch="variable" svg:font-family="Tahoma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1cm" fo:border="0.05pt solid #000000"/>
    </style:style>
    <style:style style:name="podHeader" style:family="table-cell">
      <style:table-cell-properties fo:padding="0.1cm" fo:border="0.05pt solid #000000" fo:background-color="#e6e6e6"/>
    </style: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Tablef6801540478809533151.1" style:family="table-column">
      <style:table-column-properties style:rel-column-width="30839*"/>
    </style:style>
    <style:style style:name="Tablef6801540478809533151.2" style:family="table-column">
      <style:table-column-properties style:rel-column-width="34694*"/>
    </style:style>
    <style:style style:name="Tablef6201540478809530284.1" style:family="table-column">
      <style:table-column-properties style:rel-column-width="53016*"/>
    </style:style>
    <style:style style:name="Tablef6201540478809530284.2" style:family="table-column">
      <style:table-column-properties style:rel-column-width="12517*"/>
    </style:style>
    <style:style style:name="Tablef8481540478809536410" style:family="table" style:parent-style-name="podTable">
      <style:table-properties style:width="17.59cm" style:rel-width="100.0%" table:table-align="left" table:align="left"/>
    </style:style>
    <style:style style:name="Tablef8481540478809536410.1" style:family="table-column">
      <style:table-column-properties style:rel-column-width="32767*"/>
    </style:style>
    <style:style style:name="Tablef8481540478809536410.2" style:family="table-column">
      <style:table-column-properties style:rel-column-width="32767*"/>
    </style:style>
    <style:style style:name="Tablef4911540478809537033" style:family="table" style:parent-style-name="podTable">
      <style:table-properties style:width="5.66cm" style:rel-width="32.17%" table:table-align="left" table:align="left"/>
    </style:style>
    <style:style style:name="CS4" style:family="table-cell">
      <style:table-cell-properties fo:border="0.018cm solid #000000" style:vertical-align="middle" fo:padding="0.1cm"/>
    </style:style>
    <style:style style:name="Tablef4911540478809537033.1" style:family="table-column">
      <style:table-column-properties style:rel-column-width="4587*"/>
    </style:style>
    <style:style style:name="Tablef4911540478809537033.2" style:family="table-column">
      <style:table-column-properties style:rel-column-width="60946*"/>
    </style:style>
    <style:style style:name="Tablef6541540478809540022.1" style:family="table-column">
      <style:table-column-properties style:rel-column-width="2730*"/>
    </style:style>
    <style:style style:name="Tablef6541540478809540022.2" style:family="table-column">
      <style:table-column-properties style:rel-column-width="7198*"/>
    </style:style>
    <style:style style:name="Tablef6541540478809540022.3" style:family="table-column">
      <style:table-column-properties style:rel-column-width="2730*"/>
    </style:style>
    <style:style style:name="Tablef6541540478809540022.4" style:family="table-column">
      <style:table-column-properties style:rel-column-width="7198*"/>
    </style:style>
    <style:style style:name="Tablef6541540478809540022.5" style:family="table-column">
      <style:table-column-properties style:rel-column-width="2730*"/>
    </style:style>
    <style:style style:name="Tablef6541540478809540022.6" style:family="table-column">
      <style:table-column-properties style:rel-column-width="7198*"/>
    </style:style>
    <style:style style:name="Tablef6541540478809540022.7" style:family="table-column">
      <style:table-column-properties style:rel-column-width="2730*"/>
    </style:style>
    <style:style style:name="Tablef6541540478809540022.8" style:family="table-column">
      <style:table-column-properties style:rel-column-width="7198*"/>
    </style:style>
    <style:style style:name="Tablef6541540478809540022.9" style:family="table-column">
      <style:table-column-properties style:rel-column-width="2730*"/>
    </style:style>
    <style:style style:name="Tablef6541540478809540022.10" style:family="table-column">
      <style:table-column-properties style:rel-column-width="7198*"/>
    </style:style>
    <style:style style:name="Tablef6541540478809540022.11" style:family="table-column">
      <style:table-column-properties style:rel-column-width="2730*"/>
    </style:style>
    <style:style style:name="Tablef6541540478809540022.12" style:family="table-column">
      <style:table-column-properties style:rel-column-width="13156*"/>
    </style:style>
    <style:style style:name="Tableau1" style:family="table">
      <style:table-properties table:align="margins" style:width="17.59cm"/>
    </style:style>
    <style:style style:name="Tableau1.A" style:family="table-column">
      <style:table-column-properties style:column-width="8.795cm" style:rel-column-width="32767*"/>
    </style:style>
    <style:style style:name="Tableau1.B" style:family="table-column">
      <style:table-column-properties style:column-width="8.795cm" style:rel-column-width="32768*"/>
    </style:style>
    <style:style style:name="Tableau1.A1" style:family="table-cell">
      <style:table-cell-properties fo:border-top="0.05pt solid #000000" fo:border-left="0.05pt solid #000000" fo:border-right="none" fo:padding="0.097cm" fo:border-bottom="0.05pt solid #000000"/>
    </style:style>
    <style:style style:name="Tableau1.B1" style:family="table-cell">
      <style:table-cell-properties fo:border="0.05pt solid #000000" fo:padding="0.097cm"/>
    </style:style>
    <style:style style:name="P1" style:parent-style-name="Standard" style:family="paragraph">
      <style:text-properties officeooo:paragraph-rsid="00120c7b" officeooo:rsid="00120c7b"/>
    </style:style>
    <style:style style:name="P2" style:parent-style-name="Standard" style:family="paragraph">
      <style:text-properties officeooo:paragraph-rsid="0012eb92" officeooo:rsid="0012eb92"/>
    </style:style>
    <style:style style:name="P3" style:family="paragraph">
      <style:paragraph-properties fo:margin-top="0cm" fo:text-indent="0cm" style:writing-mode="lr-tb" style:text-autospace="ideograph-alpha" fo:margin-left="0cm" style:punctuation-wrap="hanging" fo:margin-right="0cm" fo:text-align="start" style:line-break="strict" fo:margin-bottom="0cm" fo:line-height="100%">
        <style:tab-stops/>
      </style:paragraph-properties>
      <style:text-properties fo:hyphenate="false"/>
    </style:style>
    <style:style style:name="P4" style:family="paragraph">
      <style:paragraph-properties fo:margin-top="0cm" fo:text-indent="0cm" style:writing-mode="lr-tb" style:text-autospace="ideograph-alpha" fo:margin-left="0cm" style:punctuation-wrap="hanging" fo:margin-right="0cm" fo:text-align="start" style:line-break="strict" fo:margin-bottom="0cm" fo:line-height="100%">
        <style:tab-stops/>
      </style:paragraph-properties>
      <style:text-properties fo:hyphenate="false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  <style:style style:name="T3" style:family="text">
      <style:text-properties fo:font-weight="normal" fo:font-style="normal" style:use-window-font-color="true" fo:language="en" style:font-style-complex="normal" fo:letter-spacing="normal" style:font-name-asian="DejaVu Sans" style:country-asian="none" style:letter-kerning="false" style:font-name-complex="Tahoma" style:text-position="0% 100%" style:text-underline-style="none" style:text-emphasize="none" style:font-name="Ubuntu" style:language-asian="zxx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US" style:font-size-asian="12pt" style:text-line-through-type="none" fo:text-shadow="none" style:text-line-through-mode="continuous" style:language-complex="zxx" fo:font-size="10pt" style:country-complex="none"/>
    </style:style>
    <style:style style:name="T4" style:family="text">
      <style:text-properties fo:font-weight="normal" fo:font-style="normal" style:use-window-font-color="true" fo:language="en" style:font-style-complex="normal" fo:letter-spacing="normal" style:font-name-asian="DejaVu Sans" style:country-asian="none" style:letter-kerning="false" style:font-name-complex="Tahoma" style:text-position="0% 100%" style:text-underline-style="none" style:text-emphasize="none" style:font-name="Ubuntu" style:language-asian="zxx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US" style:font-size-asian="12pt" style:text-line-through-type="none" fo:text-shadow="none" style:text-line-through-mode="continuous" style:language-complex="zxx" fo:font-size="10pt" style:country-complex="none"/>
    </style:style>
    <text:list-style style:name="L1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5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6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7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8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text>
      <office:forms form:automatic-focus="false" form:apply-design-mode="false"/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able:table table:name="Tablef6201540478809530284" table:style-name="podTable">
        <table:table-column table:style-name="Tablef6201540478809530284.1"/>
        <table:table-column table:style-name="Tablef6201540478809530284.2"/>
        <table:table-header-rows>
          <table:table-row>
            <table:table-cell table:style-name="podHeader">
              <text:p text:style-name="CS1">Title column one<text:line-break/></text:p>
            </table:table-cell>
            <table:table-cell table:style-name="podHeader">
              <text:p text:style-name="podHeaderCellContent">title column two</text:p>
            </table:table-cell>
          </table:table-row>
        </table:table-header-rows>
        <table:table-row>
          <table:table-cell table:style-name="podCell">
            <text:p text:style-name="CS2">Hi with a <text:a xlink:type="simple" xlink:href="http://easi.wallonie.be">http://easi.wallonie.be</text:a><text:line-break/></text:p>
          </table:table-cell>
          <table:table-cell table:style-name="podCell">
            <text:p text:style-name="podCellContent">fdff</text:p>
          </table:table-cell>
        </table:table-row>
        <table:table-row>
          <table:table-cell table:style-name="podCell">
            <text:p text:style-name="CS2"><text:line-break/></text:p>
          </table:table-cell>
          <table:table-cell table:style-name="podCell">
            <text:p text:style-name="podCellContent"><text:line-break/></text:p>
          </table:table-cell>
        </table:table-row>
        <table:table-row>
          <table:table-cell table:style-name="podCell">
            <text:p text:style-name="CS3">Some text here<text:line-break/></text:p>
            <text:list text:style-name="podBulletedList">
              <text:list-item>
                <text:p text:style-name="podBulletItem">Bullet One</text:p>
              </text:list-item>
              <text:list-item>
                <text:p text:style-name="podBulletItem">Bullet Two</text:p>
              </text:list-item>
              <text:list-item>
                <text:list text:style-name="podBulletedList">
                  <text:list-item>
                    <text:p text:style-name="podBulletItem">Sub-bullet A</text:p>
                  </text:list-item>
                  <text:list-item>
                    <text:p text:style-name="podBulletItem">Sub-bullet B</text:p>
                  </text:list-item>
                  <text:list-item>
                    <text:list text:style-name="podBulletedList">
                      <text:list-item>
                        <text:p text:style-name="podBulletItem">Subsubboulette<text:line-break/></text:p>
                      </text:list-item>
                    </text:list>
                  </text:list-item>
                </text:list>
              </text:list-item>
            </text:list>
            <text:p/>
          </table:table-cell>
          <table:table-cell table:style-name="podCell">
            <table:table table:name="Tablef6801540478809533151" table:style-name="podTable">
              <table:table-column table:style-name="Tablef6801540478809533151.1"/>
              <table:table-column table:style-name="Tablef6801540478809533151.2"/>
              <table:table-row>
                <table:table-cell table:style-name="podCell">
                  <text:p text:style-name="podCellContent">SubTable</text:p>
                </table:table-cell>
                <table:table-cell table:style-name="podCell">
                  <text:p text:style-name="podCellContent">Columns 2<text:line-break/></text:p>
                </table:table-cell>
              </table:table-row>
            </table:table>
          </table:table-cell>
        </table:table-row>
      </table:table>
      <text:p><text:line-break/></text:p>
      <text:p text:style-name="Standard"/>
      <table:table table:name="Tableau1" table:style-name="Tableau1">
        <table:table-column table:number-columns-repeated="1" table:style-name="Tableau1.A"/>
        <table:table-column table:number-columns-repeated="1" table:style-name="Tableau1.B"/>
        <table:table-row>
          <table:table-cell office:value-type="string" table:protected="false" table:style-name="Tableau1.A1">
            <text:p text:style-name="Table_20_Contents"/>
          </table:table-cell>
          <table:table-cell office:value-type="string" table:protected="false" table:style-name="Tableau1.B1">
            <text:list text:style-name="podBulletedList">
              <text:list-item>
                <text:p text:style-name="podBulletItem">a</text:p>
              </text:list-item>
              <text:list-item>
                <text:p text:style-name="podBulletItem">b</text:p>
              </text:list-item>
              <text:list-item>
                <text:p text:style-name="podBulletItem">c</text:p>
              </text:list-item>
              <text:list-item>
                <text:list text:style-name="podBulletedList">
                  <text:list-item>
                    <text:p text:style-name="podBulletItem">SUB</text:p>
                  </text:list-item>
                </text:list>
              </text:list-item>
            </text:list>
          </table:table-cell>
        </table:table-row>
      </table:table>
      <text:p text:style-name="Standard"/>
      <table:table table:name="Tablef8481540478809536410" table:style-name="Tablef8481540478809536410">
        <table:table-column table:style-name="Tablef8481540478809536410.1"/>
        <table:table-column table:style-name="Tablef8481540478809536410.2"/>
        <table:table-row>
          <table:table-cell table:style-name="podCell">
            <text:p text:style-name="podCellContent">AA</text:p>
          </table:table-cell>
          <table:table-cell table:style-name="podCell">
            <text:p text:style-name="podCellContent">BB</text:p>
          </table:table-cell>
        </table:table-row>
      </table:table>
      <table:table table:name="Tablef4911540478809537033" table:style-name="Tablef4911540478809537033">
        <table:table-column table:style-name="Tablef4911540478809537033.1"/>
        <table:table-column table:style-name="Tablef4911540478809537033.2"/>
        <table:table-row>
          <table:table-cell table:style-name="CS4">
            <text:p text:style-name="podCellContent">1</text:p>
          </table:table-cell>
          <table:table-cell table:style-name="CS4">
            <text:p text:style-name="podCellContent">Texte texte texte texte texte texte texte texte <text:span text:style-name="CS5">gras souligné</text:span> texte texte texte texte texte texte</text:p>
          </table:table-cell>
        </table:table-row>
        <table:table-row>
          <table:table-cell table:style-name="CS4">
            <text:p text:style-name="podCellContent">2</text:p>
          </table:table-cell>
          <table:table-cell table:style-name="CS4">
            <text:p text:style-name="podCellContent">Texte texte texte texte texte texte texte texte <text:span text:style-name="CS6">italique</text:span> texte texte texte texte texte texte texte</text:p>
          </table:table-cell>
        </table:table-row>
        <table:table-row>
          <table:table-cell table:style-name="CS4">
            <text:p text:style-name="podCellContent">3</text:p>
          </table:table-cell>
          <table:table-cell table:style-name="CS4">
            <text:p text:style-name="podCellContent">Texte texte texte texte texte texte texte texte texte <text:span text:style-name="CS7">barré</text:span> texte texte texte texte texte texte</text:p>
          </table:table-cell>
        </table:table-row>
      </table:table>
      <text:p text:style-name="P1"/>
      <table:table table:name="Tablef6541540478809540022" table:style-name="podTable">
        <table:table-column table:style-name="Tablef6541540478809540022.1"/>
        <table:table-column table:style-name="Tablef6541540478809540022.2"/>
        <table:table-column table:style-name="Tablef6541540478809540022.3"/>
        <table:table-column table:style-name="Tablef6541540478809540022.4"/>
        <table:table-column table:style-name="Tablef6541540478809540022.5"/>
        <table:table-column table:style-name="Tablef6541540478809540022.6"/>
        <table:table-column table:style-name="Tablef6541540478809540022.7"/>
        <table:table-column table:style-name="Tablef6541540478809540022.8"/>
        <table:table-column table:style-name="Tablef6541540478809540022.9"/>
        <table:table-column table:style-name="Tablef6541540478809540022.10"/>
        <table:table-column table:style-name="Tablef6541540478809540022.11"/>
        <table:table-column table:style-name="Tablef6541540478809540022.12"/>
        <table:table-row>
          <table:table-cell table:style-name="podCell" table:number-columns-spanned="2">
            <text:p text:style-name="podCellContent">SOCIETE</text:p>
          </table:table-cell>
          <table:table-cell table:style-name="podCell" table:number-columns-spanned="2">
            <text:p text:style-name="podCellContent">OUTIL</text:p>
          </table:table-cell>
          <table:table-cell table:style-name="podCell" table:number-columns-spanned="2">
            <text:p text:style-name="podCellContent">POUBELLES</text:p>
          </table:table-cell>
          <table:table-cell table:style-name="podCell" table:number-columns-spanned="2">
            <text:p text:style-name="podCellContent">VELOS</text:p>
          </table:table-cell>
          <table:table-cell table:style-name="podCell" table:number-columns-spanned="2">
            <text:p text:style-name="podCellContent">CENDRIERS</text:p>
          </table:table-cell>
          <table:table-cell table:style-name="podCell" table:number-columns-spanned="2">
            <text:p text:style-name="podCellContent">TOTAL DE L'OFFRE</text:p>
          </table:table-cell>
        </table:table-row>
      </table:table>
    </office:text>
  </office:body>
</office:document-content>
</file>

<file path=styles.xml><?xml version="1.0" encoding="utf-8"?>
<office:document-styles xmlns:form="urn:oasis:names:tc:opendocument:xmlns:form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svg="urn:oasis:names:tc:opendocument:xmlns:svg-compatible:1.0" xmlns:office="urn:oasis:names:tc:opendocument:xmlns:office:1.0" xmlns:math="http://www.w3.org/1998/Math/MathML" xmlns:of="urn:oasis:names:tc:opendocument:xmlns:of:1.2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officeooo="http://openoffice.org/2009/office" xmlns:number="urn:oasis:names:tc:opendocument:xmlns:datastyle:1.0" office:version="1.2">
  <office:font-face-decls>
    <style:font-face style:name="PodStarSymbol" svg:font-family="StarSymbol"/>
    <style:font-face style:name="Tahoma1" svg:font-family="Tahoma"/>
    <style:font-face style:name="Ubuntu" svg:font-family="Ubuntu" style:font-family-generic="swiss"/>
    <style:font-face style:name="Nimbus Roman No9 L" style:font-pitch="variable" svg:font-family="'Nimbus Roman No9 L'" style:font-family-generic="roman"/>
    <style:font-face style:name="Nimbus Roman No9 L1" style:font-pitch="variable" svg:font-family="'Nimbus Roman No9 L'" style:font-family-generic="swiss"/>
    <style:font-face style:name="Nimbus Sans L" style:font-pitch="variable" svg:font-family="'Nimbus Sans L'" style:font-family-generic="swiss"/>
    <style:font-face style:name="Ubuntu1" style:font-pitch="variable" svg:font-family="Ubuntu" style:font-family-generic="swiss"/>
    <style:font-face style:name="DejaVu Sans" style:font-pitch="variable" svg:font-family="'DejaVu Sans'" style:font-family-generic="system"/>
    <style:font-face style:name="Mincho" style:font-pitch="variable" svg:font-family="Mincho" style:font-family-generic="system"/>
    <style:font-face style:name="Tahoma" style:font-pitch="variable" svg:font-family="Tahoma" style:font-family-generic="system"/>
  </office:font-face-decls>
  <office:styles>
    <style:style style:name="ParaKWN" style:family="paragraph" style:class="text" style:master-page-name="" style:parent-style-name="Standard">
      <style:paragraph-properties fo:keep-with-next="always"/>
    </style:style>
    <style:style style:name="podH1" style:display-name="Heading 1" style:family="paragraph" style:parent-style-name="Heading" style:next-style-name="Standard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podH2" style:display-name="Heading 2" style:family="paragraph" style:parent-style-name="Heading" style:next-style-name="Standard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podH3" style:display-name="Heading 3" style:family="paragraph" style:parent-style-name="Heading" style:next-style-name="Standard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odH4" style:display-name="Heading 4" style:family="paragraph" style:parent-style-name="Heading" style:next-style-name="Standard" style:default-outline-level="4" style:class="text">
      <style:paragraph-properties fo:margin-top="0.212cm" fo:margin-bottom="0.212cm" style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podH5" style:display-name="Heading 5" style:family="paragraph" style:parent-style-name="Heading" style:next-style-name="Standard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podH6" style:display-name="Heading 6" style:family="paragraph" style:parent-style-name="Heading" style:next-style-name="Standard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podPageBreakBefore" style:family="paragraph">
      <style:paragraph-properties fo:break-before="page" fo:margin="0cm"/>
      <style:text-properties fo:font-size="2pt"/>
    </style:style>
    <style:style style:name="podPageBreakBeforeDuplex" style:family="paragraph" style:parent-style-name="podPageBreakBefore" style:master-page-name="Standard">
</style:style>
    <style:style style:name="podPageBreakAfter" style:family="paragraph">
      <style:paragraph-properties fo:break-after="page" fo:margin="0cm"/>
      <style:text-properties fo:font-size="2pt"/>
    </style:style>
    <style:style style:name="podColumnBreak" style:family="paragraph">
      <style:paragraph-properties fo:break-before="column"/>
    </style:style>
    <style:style style:name="podBulletItem" style:family="paragraph" style:parent-style-name="Standard" style:list-style-name="podBulletedList"/>
    <style:style style:name="podNumberItem" style:family="paragraph" style:parent-style-name="Standard" style:list-style-name="podNumberedList"/>
    <style:style style:name="podBulletItemKeepWithNext" style:family="paragraph" style:parent-style-name="Standard" style:list-style-name="podBulletedList">
      <style:paragraph-properties fo:keep-with-next="always"/>
    </style:style>
    <style:style style:name="podNumberItemKeepWithNext" style:family="paragraph" style:parent-style-name="Standard" style:list-style-name="podNumberedList">
      <style:paragraph-properties fo:keep-with-next="always"/>
    </style:style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podCellContent" style:display-name="Table cell" style:family="paragraph" style:parent-style-name="Standard" style:class="extra">
      <style:paragraph-properties fo:margin-top="0cm" fo:margin-bottom="0cm" text:number-lines="false" text:line-number="0"/>
    </style:style>
    <style:style style:name="podHeaderCellContent" style:display-name="Table heading" style:family="paragraph" style:parent-style-name="podCellContent" style:class="extra">
      <style:text-properties fo:font-weight="bold" style:font-weight-asian="bold" style:font-weight-complex="bold"/>
    </style:style>
    <style:style style:name="podTablePara" style:family="paragraph" style:parent-style-name="podCellContent">
      <style:text-properties fo:font-size="8pt" fo:font-weight="normal" style:font-weight-asian="normal" style:font-weight-complex="normal"/>
    </style:style>
    <style:style style:name="podTableParaBold" style:family="paragraph" style:parent-style-name="podCellContent">
      <style:text-properties fo:font-size="8pt" fo:font-weight="bold" style:font-weight-asian="bold" style:font-weight-complex="bold"/>
    </style:style>
    <style:style style:name="podTableParaRight" style:family="paragraph" style:parent-style-name="podCell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podCellContent">
      <style:paragraph-properties fo:text-align="end" style:justify-single-word="false"/>
      <style:text-properties fo:font-size="8pt" fo:font-weight="bold" style:font-weight-asian="bold" style:font-weight-complex="bold"/>
    </style:style>
    <text:list-style style:name="podBulletedList">
      <text:list-level-style-bullet text:level="1" text:style-name="podBulletStyle" text:bullet-char="•">
        <style:list-level-properties text:space-before="0.32in" text:min-label-width="0.32in"/>
        <style:text-properties style:font-name="PodStarSymbol"/>
      </text:list-level-style-bullet>
      <text:list-level-style-bullet text:level="2" text:style-name="podBulletStyle" text:bullet-char="◦">
        <style:list-level-properties text:space-before="0.64in" text:min-label-width="0.32in"/>
        <style:text-properties style:font-name="PodStarSymbol"/>
      </text:list-level-style-bullet>
      <text:list-level-style-bullet text:level="3" text:style-name="podBulletStyle" text:bullet-char="▪">
        <style:list-level-properties text:space-before="0.96in" text:min-label-width="0.32in"/>
        <style:text-properties style:font-name="PodStarSymbol"/>
      </text:list-level-style-bullet>
      <text:list-level-style-bullet text:level="4" text:style-name="podBulletStyle" text:bullet-char="•">
        <style:list-level-properties text:space-before="1.28in" text:min-label-width="0.32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32in" text:min-label-width="0.32in"/>
      </text:list-level-style-number>
      <text:list-level-style-number text:level="2" text:style-name="podNumberStyle" style:num-suffix="." style:num-format="1">
        <style:list-level-properties text:space-before="0.64in" text:min-label-width="0.32in"/>
      </text:list-level-style-number>
      <text:list-level-style-number text:level="3" text:style-name="podNumberStyle" style:num-suffix="." style:num-format="1">
        <style:list-level-properties text:space-before="0.96in" text:min-label-width="0.32in"/>
      </text:list-level-style-number>
      <text:list-level-style-number text:level="4" text:style-name="podNumberStyle" style:num-suffix="." style:num-format="1">
        <style:list-level-properties text:space-before="1.28in" text:min-label-width="0.32in"/>
      </text:list-level-style-number>
    </text:list-style>
    <style:style style:name="CS1" style:family="paragraph" style:parent-style-name="podHeaderCellContent">
      <style:paragraph-properties fo:text-align="end"/>
    </style:style>
    <style:style style:name="CS2" style:family="paragraph" style:parent-style-name="podCellContent">
      <style:paragraph-properties fo:text-align="end"/>
    </style:style>
    <style:style style:name="CS3" style:family="paragraph" style:parent-style-name="podCellContent">
      <style:paragraph-properties fo:text-align="start"/>
    </style:style>
    <style:style style:name="CS5" style:family="text">
      <style:text-properties fo:font-weight="bold" style:text-line-through-style="solid"/>
    </style:style>
    <style:style style:name="CS6" style:family="text">
      <style:text-properties fo:font-style="italic"/>
    </style:style>
    <style:style style:name="CS7" style:family="text">
      <style:text-properties style:text-line-through-style="solid"/>
    </style:style>
    <style:default-style style:family="graphic">
      <style:graphic-properties svg:stroke-color="#000000" fo:wrap-option="no-wrap" style:flow-with-text="false" draw:shadow-offset-y="0.3cm" draw:shadow-offset-x="0.3cm" draw:end-line-spacing-horizontal="0.283cm" draw:start-line-spacing-vertical="0.283cm" draw:start-line-spacing-horizontal="0.283cm" draw:end-line-spacing-vertical="0.283cm" draw:fill-color="#99ccff"/>
      <style:paragraph-properties style:text-autospace="ideograph-alpha" style:font-independent-line-spacing="false" style:writing-mode="lr-tb" style:line-break="strict">
        <style:tab-stops/>
      </style:paragraph-properties>
      <style:text-properties style:use-window-font-color="true" fo:country="US" fo:language="en" style:font-name="Nimbus Roman No9 L" style:language-asian="zxx" style:language-complex="zxx" style:font-size-asian="12pt" style:font-name-asian="DejaVu Sans" fo:font-size="12pt" style:font-size-complex="12pt" style:country-asian="none" style:font-name-complex="Tahoma" style:country-complex="none"/>
    </style:default-style>
    <style:default-style style:family="paragraph">
      <style:paragraph-properties style:writing-mode="page" fo:hyphenation-ladder-count="no-limit" style:tab-stop-distance="1.251cm" style:punctuation-wrap="hanging" style:text-autospace="ideograph-alpha" style:line-break="strict"/>
      <style:text-properties style:use-window-font-color="true" fo:country="US" fo:language="en" fo:hyphenation-push-char-count="2" style:font-name="Nimbus Roman No9 L" style:language-asian="zxx" style:language-complex="zxx" style:font-size-asian="12pt" style:font-name-asian="DejaVu Sans" fo:font-size="12pt" style:font-size-complex="12pt" style:country-asian="none" fo:hyphenation-remain-char-count="2" fo:hyphenate="false" style:font-name-complex="Tahoma" style:country-complex="non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/>
    <style:style style:name="Text_20_body" style:display-name="Text body" style:class="text" style:parent-style-name="Standard" style:family="paragraph">
      <style:paragraph-properties fo:margin-top="0cm" fo:margin-bottom="0.212cm" style:contextual-spacing="false"/>
    </style:style>
    <style:style style:name="Heading" style:next-style-name="Text_20_body" style:class="text" style:parent-style-name="Standard" style:family="paragraph">
      <style:paragraph-properties fo:margin-top="0.423cm" fo:keep-with-next="always" fo:margin-bottom="0.212cm" style:contextual-spacing="false"/>
      <style:text-properties style:font-family-generic-asian="system" style:font-name-complex="Tahoma" style:font-family-generic-complex="system" style:font-size-asian="14pt" fo:font-family="'Nimbus Sans L'" style:font-name="Nimbus Sans L" style:font-size-complex="14pt" style:font-family-asian="Mincho" style:font-name-asian="Mincho" style:font-family-complex="Tahoma" fo:font-size="14pt" style:font-pitch-complex="variable" style:font-pitch="variable" style:font-pitch-asian="variable" style:font-family-generic="swiss"/>
    </style:style>
    <style:style style:next-style-name="Text_20_body" style:class="text" style:family="paragraph" style:name="Heading_20_1" style:display-name="Heading 1" style:default-outline-level="1" style:parent-style-name="Heading">
      <style:text-properties fo:font-weight="bold" style:font-size-asian="115%" style:font-size-complex="115%" fo:font-size="115%" style:font-weight-asian="bold" style:font-weight-complex="bold"/>
    </style:style>
    <style:style style:next-style-name="Text_20_body" style:class="text" style:family="paragraph" style:name="Heading_20_2" style:display-name="Heading 2" style:default-outline-level="2" style:parent-style-name="Heading">
      <style:text-properties fo:font-weight="bold" fo:font-style="italic" style:font-size-asian="14pt" style:font-weight-complex="bold" style:font-size-complex="14pt" fo:font-size="14pt" style:font-style-asian="italic" style:font-style-complex="italic" style:font-weight-asian="bold"/>
    </style:style>
    <style:style style:next-style-name="Text_20_body" style:class="text" style:family="paragraph" style:name="Heading_20_3" style:display-name="Heading 3" style:default-outline-level="3" style:parent-style-name="Heading">
      <style:text-properties fo:font-weight="bold" style:font-size-asian="14pt" style:font-size-complex="14pt" fo:font-size="14pt" style:font-weight-asian="bold" style:font-weight-complex="bold"/>
    </style:style>
    <style:style style:name="List" style:class="list" style:parent-style-name="Text_20_body" style:family="paragraph">
      <style:text-properties style:font-family-complex="Tahoma" style:font-name-complex="Tahoma1"/>
    </style:style>
    <style:style style:name="Table_20_Contents" style:display-name="Table Contents" style:class="extra" style:parent-style-name="Standard" style:family="paragraph">
      <style:paragraph-properties text:number-lines="false" text:line-number="0"/>
    </style:style>
    <style:style style:name="Caption" style:class="extra" style:parent-style-name="Standard" style:family="paragraph">
      <style:paragraph-properties fo:margin-top="0.212cm" text:number-lines="false" text:line-number="0" fo:margin-bottom="0.212cm" style:contextual-spacing="false"/>
      <style:text-properties fo:font-style="italic" style:font-size-asian="12pt" style:font-size-complex="12pt" style:font-family-complex="Tahoma" fo:font-size="12pt" style:font-style-asian="italic" style:font-style-complex="italic" style:font-name-complex="Tahoma1"/>
    </style:style>
    <style:style style:name="Index" style:class="index" style:parent-style-name="Standard" style:family="paragraph">
      <style:paragraph-properties text:number-lines="false" text:line-number="0"/>
      <style:text-properties style:font-family-complex="Tahoma" style:font-name-complex="Tahoma1"/>
    </style:style>
    <style:style style:name="Numbering_20_Symbols" style:display-name="Numbering Symbols" style:family="text"/>
    <text:outline-style style:name="Outline">
      <text:outline-level-style style:num-format="" text:level="1">
        <style:list-level-properties text:min-label-distance="0.381cm"/>
      </text:outline-level-style>
      <text:outline-level-style style:num-format="" text:level="2">
        <style:list-level-properties text:min-label-distance="0.381cm"/>
      </text:outline-level-style>
      <text:outline-level-style style:num-format="" text:level="3">
        <style:list-level-properties text:min-label-distance="0.381cm"/>
      </text:outline-level-style>
      <text:outline-level-style style:num-format="" text:level="4">
        <style:list-level-properties text:min-label-distance="0.381cm"/>
      </text:outline-level-style>
      <text:outline-level-style style:num-format="" text:level="5">
        <style:list-level-properties text:min-label-distance="0.381cm"/>
      </text:outline-level-style>
      <text:outline-level-style style:num-format="" text:level="6">
        <style:list-level-properties text:min-label-distance="0.381cm"/>
      </text:outline-level-style>
      <text:outline-level-style style:num-format="" text:level="7">
        <style:list-level-properties text:min-label-distance="0.381cm"/>
      </text:outline-level-style>
      <text:outline-level-style style:num-format="" text:level="8">
        <style:list-level-properties text:min-label-distance="0.381cm"/>
      </text:outline-level-style>
      <text:outline-level-style style:num-format="" text:level="9">
        <style:list-level-properties text:min-label-distance="0.381cm"/>
      </text:outline-level-style>
      <text:outline-level-style style:num-format="" text:level="10">
        <style:list-level-properties text:min-label-distance="0.381cm"/>
      </text:outline-level-style>
    </text:outline-style>
    <text:notes-configuration style:num-format="1" text:start-value="0" text:note-class="footnote" text:start-numbering-at="document" text:footnotes-position="page"/>
    <text:notes-configuration style:num-format="i" text:start-value="0" text:note-class="endnote"/>
    <text:linenumbering-configuration text:number-lines="false" text:increment="5" style:num-format="1" text:number-position="left" text:offset="0.499cm"/>
  </office:styles>
  <office:automatic-styles>
    <style:page-layout style:name="Mpm1">
      <style:page-layout-properties fo:margin-top="2cm" style:writing-mode="lr-tb" fo:margin-left="2cm" fo:page-width="21.59cm" style:num-format="1" style:print-orientation="portrait" style:footnote-max-height="0cm" fo:margin-bottom="2cm" fo:page-height="27.94cm" fo:margin-right="2cm">
        <style:footnote-sep style:adjustment="left" style:rel-width="25%" style:line-style="none" style:color="#000000" style:distance-after-sep="0.101cm" style:width="0.018cm" style:distance-before-sep="0.101cm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initial-creator>Gaetan Delannay</meta:initial-creator>
    <meta:creation-date>2007-08-06T12:09:45</meta:creation-date>
    <dc:date>2016-04-22T11:41:28.673191655</dc:date>
    <dc:language>en-US</dc:language>
    <meta:editing-cycles>18</meta:editing-cycles>
    <meta:editing-duration>PT1H55M9S</meta:editing-duration>
    <meta:document-statistic meta:table-count="1" meta:image-count="0" meta:object-count="0" meta:page-count="1" meta:paragraph-count="4" meta:word-count="41" meta:character-count="228" meta:non-whitespace-character-count="191"/>
    <meta:user-defined meta:name="Info 1"/>
    <meta:user-defined meta:name="Info 2"/>
    <meta:user-defined meta:name="Info 3"/>
    <meta:user-defined meta:name="Info 4"/>
    <dc:title>xhtmlComplexTables</dc:title>
  </office:meta>
</office:document-meta>
</file>